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paragraph-rsid="0009b76c"/>
    </style:style>
    <style:style style:name="P2" style:family="paragraph" style:parent-style-name="Standard">
      <style:text-properties officeooo:paragraph-rsid="0000bc4b"/>
    </style:style>
    <style:style style:name="P3" style:family="paragraph" style:parent-style-name="Standard">
      <style:text-properties officeooo:paragraph-rsid="000409a0"/>
    </style:style>
    <style:style style:name="P4" style:family="paragraph" style:parent-style-name="Standard">
      <style:text-properties officeooo:paragraph-rsid="0007aa5c"/>
    </style:style>
    <style:style style:name="P5" style:family="paragraph" style:parent-style-name="Standard">
      <style:text-properties officeooo:rsid="0000bc4b" officeooo:paragraph-rsid="0000bc4b"/>
    </style:style>
    <style:style style:name="P6" style:family="paragraph" style:parent-style-name="Standard">
      <style:text-properties officeooo:rsid="0000bc4b" officeooo:paragraph-rsid="000409a0"/>
    </style:style>
    <style:style style:name="P7" style:family="paragraph" style:parent-style-name="Standard">
      <style:text-properties officeooo:rsid="000409a0" officeooo:paragraph-rsid="000409a0"/>
    </style:style>
    <style:style style:name="P8" style:family="paragraph" style:parent-style-name="Standard" style:list-style-name="L1">
      <style:text-properties officeooo:paragraph-rsid="000409a0"/>
    </style:style>
    <style:style style:name="P9" style:family="paragraph" style:parent-style-name="Heading_20_1">
      <style:text-properties officeooo:rsid="0000bc4b"/>
    </style:style>
    <style:style style:name="P10" style:family="paragraph" style:parent-style-name="Heading_20_1">
      <style:text-properties officeooo:rsid="00027147"/>
    </style:style>
    <style:style style:name="T1" style:family="text">
      <style:text-properties fo:font-size="10pt" officeooo:rsid="0009b76c" style:font-size-asian="10pt" style:font-size-complex="10pt"/>
    </style:style>
    <style:style style:name="T2" style:family="text">
      <style:text-properties officeooo:rsid="0000bc4b"/>
    </style:style>
    <style:style style:name="T3" style:family="text">
      <style:text-properties fo:font-size="12pt" officeooo:rsid="0000bc4b" style:font-size-asian="12pt" style:font-size-complex="12pt"/>
    </style:style>
    <style:style style:name="T4" style:family="text">
      <style:text-properties fo:font-size="12pt" officeooo:rsid="00027147" style:font-size-asian="12pt" style:font-size-complex="12pt"/>
    </style:style>
    <style:style style:name="T5" style:family="text">
      <style:text-properties officeooo:rsid="000409a0"/>
    </style:style>
    <style:style style:name="T6" style:family="text">
      <style:text-properties officeooo:rsid="0005afed"/>
    </style:style>
    <style:style style:name="T7" style:family="text">
      <style:text-properties fo:font-weight="bold" officeooo:rsid="0000bc4b" style:font-weight-asian="bold" style:font-weight-complex="bold"/>
    </style:style>
    <style:style style:name="T8" style:family="text">
      <style:text-properties officeooo:rsid="0008fb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llo, liebe Nachbarn!</text:h>
      <text:p text:style-name="P5"/>
      <text:p text:style-name="P4"><text:span text:style-name="T2">Wie ihr vielleicht bereits bemerkt habt, gibt es </text:span><text:span text:style-name="T6">seit Kurzem </text:span><text:span text:style-name="T2">in unserem Haus ein neues WLAN. Der Name lautet </text:span><text:span text:style-name="T7">lueneburg.freifunk.net</text:span><text:span text:style-name="T2"> </text:span></text:p>
      <text:p text:style-name="P4"><text:span text:style-name="T3">Ihr dürft gerne euren Computer oder euer </text:span><text:span text:style-name="T4">Mobilt</text:span><text:span text:style-name="T3">elefon mit diesem Netzwerk verbinden und </text:span><text:span text:style-name="T4">darüber </text:span><text:span text:style-name="T3">ins Internet gehen.</text:span></text:p>
      <text:h text:style-name="P10" text:outline-level="1">Was ist Freifunk?</text:h>
      <text:p text:style-name="P5"/>
      <text:p text:style-name="P5">Freifunk ist ein freies Netzwerk von Menschen und ihren Endgeräten, die mit ihrer Nachbarschaft kommunizieren und ihren Internet-Anschluss teilen möchten.</text:p>
      <text:p text:style-name="P5"/>
      <text:p text:style-name="P5">Stellt auch ihr eine Freifunk-Node auf und erweitert das Netzwerk, um unsere Nachbarn zu erreichen, die außerhalb der Reichweite meiner Freifunk-Nodes liegen. So ist das gedacht, denn es handelt sich um ein vermaschtes Netzwerk, das immer größer werden kann.</text:p>
      <text:p text:style-name="P5"/>
      <text:p text:style-name="P5">Mit der Freifunk-Software lassen sich handelsübliche WLAN-Router zu Freifunk-Nodes umprogrammieren, die sich automatisch zueinander verbinden. Und das verbindet auch die Menschen.</text:p>
      <text:p text:style-name="P5"/>
      <text:h text:style-name="P10" text:outline-level="1">Wo finde ich weitere Informationen?</text:h>
      <text:p text:style-name="P5"/>
      <text:p text:style-name="P3"><text:span text:style-name="T2">Mehr Informationen dazu findet ihr auf der Website. Die Adresse </text:span><text:span text:style-name="T5">ist eine dieser beiden:</text:span></text:p>
      <text:p text:style-name="P7"/>
      <text:list xml:id="list4719134956482014058" text:style-name="L1">
        <text:list-item>
          <text:p text:style-name="P8"><text:a xlink:type="simple" xlink:href="https://www.facebook.com/Lueneburg.Freifunk"><text:span text:style-name="T5">https://www.facebook.com/Lueneburg.Freifunk</text:span></text:a></text:p>
        </text:list-item>
      </text:list>
      <text:p text:style-name="P7"/>
      <text:list xml:id="list294447627" text:continue-numbering="true" text:style-name="L1">
        <text:list-item>
          <text:p text:style-name="P8"><text:a xlink:type="simple" xlink:href="http://www.http://freifunk-lueneburg.de/"><text:span text:style-name="T5">http://www.http://freifunk-lueneburg.de/</text:span></text:a></text:p>
        </text:list-item>
      </text:list>
      <text:p text:style-name="P6"/>
      <text:p text:style-name="P6">. Dort gibt es ausfürlich alles erklärt und Hinweise zu unseren Treffen. Wir kommunizieren per Mailinglisten und Wiki, aber persönliche Bekanntschaften wissen auch wir zu schätzen.</text:p>
      <text:p text:style-name="P5"/>
      <text:h text:style-name="P10" text:outline-level="1">Und was kostet das?</text:h>
      <text:p text:style-name="P5"/>
      <text:p text:style-name="P2"><text:span text:style-name="T2">Ein fertiges Gerät, das ihr nur noch an eine Steckdose anschließen müsst, könnt ihr </text:span><text:span text:style-name="T8">für 30€ </text:span><text:span text:style-name="T2">bei mir bekommen. Ein einzelnes Gerät verbraucht um die 7 Watt. Also nicht mehr als mit der Originalsoftware – und auch für Umwelt und kleine Geldbeutel nicht belastend.</text:span></text:p>
      <text:p text:style-name="P5"/>
      <text:p text:style-name="P5">Die Freifunk-Community möchte auch die Strahlungsbelastung senken. Denn die sogenannte Funkverschmutzung durch Wildwuchs privater, geschlossener Funknetze ist schon aus technischer Sicht nicht erstrebenswert.</text:p>
      <text:p text:style-name="P5"/>
      <text:p text:style-name="P5">Ruft mich gerne an, wenn ihr Fragen habt – oder schickt mir eine E-Mail!</text:p>
      <text:p text:style-name="P5"/>
      <text:p text:style-name="P5">Liebe Grüße, <text:s/>$DEIN NAME</text:p>
      <text:p text:style-name="P5">$DEINE_AN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09b76c"/>
    </style:style>
    <style:style style:name="MT1" style:family="text">
      <style:text-properties fo:font-size="10pt" officeooo:rsid="0009b76c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ieser Flyer basiert auf: </text:span><text:a xlink:type="simple" xlink:href="https://wiki.freifunk-rheinland.net/Nachbarschafts-Flyer"><text:span text:style-name="MT1">https://wiki.freifunk-rheinland.net/Nachbarschafts-Flyer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30S</meta:editing-duration>
    <meta:editing-cycles>10</meta:editing-cycles>
    <meta:generator>LibreOffice/4.0.2.2$Linux_X86_64 LibreOffice_project/400m0$Build-2</meta:generator>
    <dc:date>2013-10-10T19:40:33</dc:date>
    <meta:document-statistic meta:table-count="0" meta:image-count="0" meta:object-count="0" meta:page-count="1" meta:paragraph-count="19" meta:word-count="265" meta:character-count="1946" meta:non-whitespace-character-count="1698"/>
    <meta:user-defined meta:name="Info 1"/>
    <meta:user-defined meta:name="Info 2"/>
    <meta:user-defined meta:name="Info 3"/>
    <meta:user-defined meta:name="Info 4"/>
  </office:meta>
</office:document-meta>
</file>